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tab-stops>
          <style:tab-stop style:position="16.591cm" style:type="right" style:leader-style="dotted" style:leader-text="."/>
        </style:tab-stops>
      </style:paragraph-properties>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Contents_20_4">
      <style:paragraph-properties>
        <style:tab-stops>
          <style:tab-stop style:position="14.503cm" style:type="right" style:leader-style="dotted" style:leader-text="."/>
        </style:tab-stops>
      </style:paragraph-properties>
    </style:style>
    <style:style style:name="P8" style:family="paragraph" style:parent-style-name="Contents_20_5">
      <style:paragraph-properties>
        <style:tab-stops>
          <style:tab-stop style:position="14.004cm" style:type="right" style:leader-style="dotted" style:leader-text="."/>
        </style:tab-stops>
      </style:paragraph-properties>
    </style:style>
    <style:style style:name="P9" style:family="paragraph" style:parent-style-name="Footnote">
      <style:paragraph-properties fo:text-align="justify" style:justify-single-word="false"/>
    </style:style>
    <style:style style:name="P10" style:family="paragraph" style:parent-style-name="Footnote">
      <style:paragraph-properties fo:margin-left="0cm" fo:margin-right="0cm" fo:text-align="justify" style:justify-single-word="false" fo:text-indent="0cm" style:auto-text-indent="false">
        <style:tab-stops/>
      </style:paragraph-properties>
    </style:style>
    <style:style style:name="P11" style:family="paragraph" style:parent-style-name="Footnote">
      <style:paragraph-properties fo:margin-left="0cm" fo:margin-right="0cm" fo:text-indent="0cm" style:auto-text-indent="false">
        <style:tab-stops/>
      </style:paragraph-properties>
    </style:style>
    <style:style style:name="P12" style:family="paragraph" style:parent-style-name="Note_20_de_20_bas_20_de_20_page">
      <style:paragraph-properties fo:text-align="justify" style:justify-single-word="false"/>
    </style:style>
    <style:style style:name="P13"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4" style:family="paragraph" style:parent-style-name="Heading_20_1">
      <style:paragraph-properties fo:break-before="page"/>
    </style:style>
    <style:style style:name="P15" style:family="paragraph" style:parent-style-name="Footnote">
      <style:paragraph-properties fo:margin-left="0cm" fo:margin-right="0cm" fo:text-indent="0cm" style:auto-text-indent="false"/>
    </style:style>
    <style:style style:name="T1" style:family="text">
      <style:text-properties style:font-name="Times New Roman" style:font-name-complex="Times New Roman"/>
    </style:style>
    <style:style style:name="T2" style:family="text">
      <style:text-properties style:font-name="Arial" fo:font-weight="bold" style:font-weight-asian="bold" style:font-name-complex="Arial"/>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té paris 8</text:p>
      <text:p text:style-name="P3">IUT MONTREUIL</text:p>
      <text:p text:style-name="P3"/>
      <text:p text:style-name="P4">Projet Bomberdose</text:p>
      <text:p text:style-name="P6">Réalisé par Quentin Leuly (GI), Francisco Micaelli (IN), Olivier Solliec (IN)</text:p>
      <text:p text:style-name="P6">Tuteur : Dario Vieira</text:p>
      <text:p text:style-name="P6">Le XX avril 2010</text:p>
      <text:p text:style-name="Standard"/>
      <text:p text:style-name="Standard">à mettre en page, j'ai la flemme</text:p>
      <text:p text:style-name="P1"/>
      <text:h text:style-name="P14" text:outline-level="1">Résumé du rapport</text:h>
      <text:p text:style-name="Standard">(on fera a la fin)</text:p>
      <text:p text:style-name="Standard"/>
      <text:h text:style-name="P14" text:outline-level="1">Summary</text:h>
      <text:p text:style-name="Standard">pareil</text:p>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Sommaire</text:p>
          <text:p text:style-name="Contents_20_1">Résumé du rapport<text:tab/>3</text:p>
          <text:p text:style-name="Contents_20_1">Summary<text:tab/>4</text:p>
          <text:p text:style-name="Contents_20_1">Introduction<text:tab/>6</text:p>
          <text:p text:style-name="Contents_20_2">IJustification du projet<text:tab/>6</text:p>
          <text:p text:style-name="Contents_20_2">IIAnalyse de l'existant<text:tab/>6</text:p>
          <text:p text:style-name="Contents_20_3">AJeu original<text:tab/>6</text:p>
          <text:p text:style-name="Contents_20_3">BProjets concurrents/voisins<text:tab/>7</text:p>
          <text:p text:style-name="Contents_20_1">Développement<text:tab/>7</text:p>
          <text:p text:style-name="Contents_20_2">ILa démarche<text:tab/>7</text:p>
          <text:p text:style-name="Contents_20_3">ALa répartition des tâches<text:tab/>7</text:p>
          <text:p text:style-name="Contents_20_3">BUtilisation d'outils de contrôle de version<text:tab/>8</text:p>
          <text:p text:style-name="Contents_20_3">CDifficultés rencontrées et changements des spécifications techniques<text:tab/>9</text:p>
          <text:p text:style-name="Contents_20_2">IILa réalisation<text:tab/>9</text:p>
          <text:p text:style-name="Contents_20_3">ALe cahier des charges<text:tab/>9</text:p>
          <text:p text:style-name="Contents_20_3">BManuel utilisateur<text:tab/>9</text:p>
          <text:p text:style-name="Contents_20_3">CLa conception générale et détaillée de l'application<text:tab/>11</text:p>
          <text:p text:style-name="P7">1La communication<text:tab/>11</text:p>
          <text:p text:style-name="P8">aCoté serveur<text:tab/>11</text:p>
          <text:p text:style-name="P8">bCôté client<text:tab/>11</text:p>
          <text:p text:style-name="P8">cPorts utilisés<text:tab/>12</text:p>
          <text:p text:style-name="P8">dLes threads<text:tab/>12</text:p>
          <text:p text:style-name="P8">eLes Mutex<text:tab/>12</text:p>
          <text:p text:style-name="Contents_20_3">DLa réalisation et la validation de l'application (En gros c'est le codage, et les tests?)<text:tab/>13</text:p>
          <text:p text:style-name="P7">1Le C++<text:tab/>13</text:p>
          <text:p text:style-name="P7">2La SFML<text:tab/>13</text:p>
          <text:p text:style-name="P7">3Le moteur de jeu<text:tab/>14</text:p>
          <text:p text:style-name="P8">aBomberdose<text:tab/>14</text:p>
          <text:p text:style-name="P8">bServer<text:tab/>14</text:p>
          <text:p text:style-name="P8">cSclient<text:tab/>14</text:p>
          <text:p text:style-name="P7">4Les macros<text:tab/>14</text:p>
          <text:p text:style-name="P7">5Le client<text:tab/>15</text:p>
          <text:p text:style-name="P8">aClient<text:tab/>15</text:p>
          <text:p text:style-name="Contents_20_1">Conclusion générale<text:tab/>15</text:p>
          <text:p text:style-name="Contents_20_1">Bibliographie<text:tab/>16</text:p>
          <text:p text:style-name="Contents_20_1">Glossaire<text:tab/>17</text:p>
          <text:p text:style-name="Contents_20_1">Annexes<text:tab/>18</text:p>
        </text:index-body>
      </text:table-of-content>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9">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9">http://code.google.com/p/bomberdose/</text:p></text:note-body></text:note></text:span> en licence new BSD<text:span text:style-name="Appel_20_note_20_de_20_bas_20_de_20_p."><text:note text:id="ftn3" text:note-class="footnote"><text:note-citation>3</text:note-citation><text:note-body><text:p text:style-name="P9">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5">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9">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10"><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2"><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1"><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1"><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text:soft-page-break/>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text:soft-page-break/>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1"><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note text:id="ftn0" text:note-class="footnote"><text:note-citation>13</text:note-citation><text:note-body><text:p text:style-name="P15"><text:s/>Se reporter à l'annexe 4, struct ToClient.h</text:p></text:note-body></text:note>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3" text:note-class="footnote"><text:note-citation>14</text:note-citation><text:note-body><text:p text:style-name="P11"><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note text:id="ftn20" text:note-class="footnote"><text:note-citation>15</text:note-citation><text:note-body><text:p text:style-name="P15"><text:s/>Se reporter à l'annexe 5, struct ToServer.h</text:p></text:note-body></text:note>. Ces intentions peuvent être très rapprochées, il faut donc les envoyer rapidement. Pour cela, le protocole UDP semblait le plus approprié, en effet si une intention se perd ce n'est pas très grave, il suffit que le joueur reste appuyé sur une touche une fraction <text:soft-page-break/>de seconde de plus.</text:p>
      <text:h text:style-name="Heading_20_5" text:outline-level="5">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4" text:note-class="footnote"><text:note-citation>16</text:note-citation><text:note-body><text:p text:style-name="P11"><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Les Mutex<text:span text:style-name="Appel_20_note_20_de_20_bas_20_de_20_p."><text:note text:id="ftn15" text:note-class="footnote"><text:note-citation>17</text:note-citation><text:note-body><text:p text:style-name="P11"><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text:soft-page-break/>partagées, dans un thread. Si ce mutex est déjà fermé au moment de la demande de fermeture, le thread est mis en attente jusqu'au moment ou ce mutex se réouvre. Le mutex s'ouvre automatiquement une fois que la fonction qui l'a fermée se termin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6" text:note-class="footnote"><text:note-citation>18</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text:soft-page-break/>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T3">append(const void *Data, std::size_t SizeInBytes)</text:span> dans sf::Packet qui permet d'ajouter un tableau de « n'importe quoi », il n'y a que des méthodes de surcharge d'opérateur &gt;&gt; pour des integer simples. Autant l'append est facile, la récéption d'un packet qui contient des tableaux de « n'importe quoi » est compliquée,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note text:id="ftn21" text:note-class="footnote"><text:note-citation>19</text:note-citation><text:note-body><text:p text:style-name="P15"><text:s/><text:a xlink:type="simple" xlink:href="http://www.sfml-dev.org/tutorials/1.5/network-sockets.php">http://www.sfml-dev.org/tutorials/1.5/network-sockets.php</text:a>, bas de la page</text:p></text:note-body></text:note>.</text:p>
      <text:p text:style-name="Text_20_body">De même, lors de la diffusion de packets UDP sur le réseau local, plutôt que d'envoyer une fois le packet par client connectés, nous aurions aimé pouvoir créer un groupe avec le MultiCast comme en java<text:note text:id="ftn22" text:note-class="footnote"><text:note-citation>20</text:note-citation><text:note-body><text:p text:style-name="P15"><text:s/>http://java.sun.com/j2se/1.5.0/docs/api/java/net/MulticastSocket.html</text:p></text:note-body></text:note>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17" text:note-class="footnote"><text:note-citation>21</text:note-citation><text:note-body><text:p text:style-name="P11"><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18" text:note-class="footnote"><text:note-citation>22</text:note-citation><text:note-body><text:p text:style-name="Note_20_de_20_bas_20_de_20_page"><text:s/><text:span text:style-name="Police_20_par_20_défaut"><text:span text:style-name="T1">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text:soft-page-break/>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span text:style-name="Police_20_par_20_défaut"><text:span text:style-name="T2">Joueur</text:span></text:span></text:h>
      <text:p text:style-name="Text_20_body">J’écrirai demain !</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text:soft-page-break/>connectés au début de la partie.</text:p>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19" text:note-class="footnote"><text:note-citation>23</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1" text:outline-level="1">Conclusion générale</text:h>
      <text:p text:style-name="Text_20_body">Nous pensons que chaque membre de notre équipe a pu apprendre de nombreuses choses grâce à l'élaboration de ce projet, tant au niveau technique qu'au niveau relationnel. En effet, nous possédons maintenant des bases en c++, et en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text:soft-page-break/>bénéfique, et il est souhaitable que tout le monde passe par là afin de se rendre compte de la difficulté d'une telle entreprise.</text:p>
      <text:h text:style-name="P14"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h text:style-name="P14" text:outline-level="1">Glossaire</text:h>
      <text:h text:style-name="P14"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0</text:page-number>/<text:page-count>20</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5T10:54:05</dc:date>
    <meta:editing-cycles>220</meta:editing-cycles>
    <meta:editing-duration>PT15H28M39S</meta:editing-duration>
    <meta:document-statistic meta:table-count="0" meta:image-count="0" meta:object-count="0" meta:page-count="20" meta:paragraph-count="190" meta:word-count="4466" meta:character-count="27173"/>
    <meta:template xlink:type="simple" xlink:actuate="onRequest" xlink:title="" xlink:href="Normal.dotm"/>
  </office:meta>
</office:document-meta>
</file>